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Normal" style:family="paragraph">
      <style:paragraph-properties fo:margin-left="0.5in">
        <style:tab-stops/>
      </style:paragraph-properties>
    </style:style>
    <style:style style:name="P7" style:parent-style-name="Normal" style:family="paragraph">
      <style:paragraph-properties fo:margin-left="0.5in">
        <style:tab-stops/>
      </style:paragraph-properties>
    </style:style>
    <style:style style:name="P8" style:parent-style-name="Normal" style:family="paragraph">
      <style:paragraph-properties fo:margin-left="0.5in">
        <style:tab-stops/>
      </style:paragraph-properties>
    </style:style>
    <style:style style:name="P9" style:parent-style-name="Normal" style:family="paragraph">
      <style:paragraph-properties fo:margin-left="0.5in">
        <style:tab-stops/>
      </style:paragraph-properties>
    </style:style>
    <style:style style:name="P10" style:parent-style-name="Normal" style:family="paragraph">
      <style:paragraph-properties fo:margin-left="0.5in">
        <style:tab-stops/>
      </style:paragraph-properties>
    </style:style>
    <style:style style:name="P11" style:parent-style-name="Normal" style:family="paragraph">
      <style:paragraph-properties fo:margin-left="0.5in">
        <style:tab-stops/>
      </style:paragraph-properties>
    </style:style>
    <style:style style:name="P12" style:parent-style-name="Normal" style:family="paragraph">
      <style:paragraph-properties fo:margin-left="0.5in">
        <style:tab-stops/>
      </style:paragraph-properties>
    </style:style>
    <style:style style:name="P13" style:parent-style-name="Normal" style:family="paragraph">
      <style:paragraph-properties fo:text-indent="0.5in"/>
    </style:style>
    <style:style style:name="P14" style:parent-style-name="Normal" style:family="paragraph">
      <style:paragraph-properties fo:text-indent="0.5in"/>
    </style:style>
    <style:style style:name="P15" style:parent-style-name="Normal" style:family="paragraph">
      <style:paragraph-properties fo:text-indent="0.5in"/>
    </style:style>
    <style:style style:name="P16" style:parent-style-name="Normal" style:family="paragraph">
      <style:paragraph-properties fo:text-indent="0.5in"/>
    </style:style>
    <style:style style:name="P17" style:parent-style-name="Normal" style:family="paragraph">
      <style:paragraph-properties fo:text-indent="0.5in"/>
    </style:style>
    <style:style style:name="P18" style:parent-style-name="Normal" style:family="paragraph">
      <style:paragraph-properties fo:text-indent="0.5in"/>
    </style:style>
    <style:style style:name="P19" style:parent-style-name="Normal" style:family="paragraph">
      <style:paragraph-properties fo:text-indent="0.5in"/>
    </style:style>
    <style:style style:name="P20" style:parent-style-name="Normal" style:family="paragraph">
      <style:paragraph-properties fo:text-indent="0.5in"/>
    </style:style>
    <style:style style:name="P21" style:parent-style-name="Normal" style:family="paragraph">
      <style:paragraph-properties fo:text-indent="0.5in"/>
    </style:style>
    <style:style style:name="P22" style:parent-style-name="Normal" style:family="paragraph">
      <style:paragraph-properties fo:text-indent="0.5in"/>
    </style:style>
    <style:style style:name="P23" style:parent-style-name="Normal" style:family="paragraph">
      <style:paragraph-properties fo:text-indent="0.5in"/>
    </style:style>
    <style:style style:name="P24" style:parent-style-name="Normal" style:family="paragraph">
      <style:paragraph-properties fo:text-indent="0.5in"/>
    </style:style>
    <style:style style:name="P25" style:parent-style-name="Normal" style:family="paragraph">
      <style:paragraph-properties fo:text-indent="0.5in"/>
    </style:style>
    <style:style style:name="P26" style:parent-style-name="Normal" style:family="paragraph">
      <style:paragraph-properties fo:text-indent="0.5in"/>
    </style:style>
    <style:style style:name="P27" style:parent-style-name="Normal" style:family="paragraph">
      <style:paragraph-properties fo:text-indent="0.5in"/>
    </style:style>
    <style:style style:name="P28" style:parent-style-name="Normal" style:family="paragraph">
      <style:paragraph-properties fo:text-indent="0.5in"/>
    </style:style>
    <style:style style:name="P29" style:parent-style-name="Normal" style:family="paragraph">
      <style:paragraph-properties fo:text-indent="0.5in"/>
    </style:style>
    <style:style style:name="P30" style:parent-style-name="Normal" style:family="paragraph">
      <style:paragraph-properties fo:text-indent="0.5in"/>
    </style:style>
    <style:style style:name="P31" style:parent-style-name="Normal" style:family="paragraph">
      <style:paragraph-properties fo:text-indent="0.5in"/>
    </style:style>
    <style:style style:name="P32" style:parent-style-name="Normal" style:family="paragraph">
      <style:paragraph-properties fo:text-indent="0.5in"/>
    </style:style>
    <style:style style:name="P33" style:parent-style-name="Normal" style:family="paragraph">
      <style:paragraph-properties fo:text-indent="0.5in"/>
    </style:style>
    <style:style style:name="P34" style:parent-style-name="Normal" style:family="paragraph">
      <style:paragraph-properties fo:text-indent="0.5in"/>
    </style:style>
    <style:style style:name="P35" style:parent-style-name="Normal" style:family="paragraph">
      <style:paragraph-properties fo:text-indent="0.5in"/>
    </style:style>
    <style:style style:name="P36" style:parent-style-name="Normal" style:family="paragraph">
      <style:paragraph-properties fo:text-indent="0.5in"/>
    </style:style>
    <style:style style:name="P37" style:parent-style-name="Normal" style:family="paragraph">
      <style:paragraph-properties fo:text-indent="0.5in"/>
    </style:style>
    <style:style style:name="P38" style:parent-style-name="Normal" style:family="paragraph">
      <style:paragraph-properties fo:text-indent="0.5in"/>
    </style:style>
    <style:style style:name="P39" style:parent-style-name="Normal" style:family="paragraph">
      <style:paragraph-properties fo:text-indent="0.5in"/>
    </style:style>
    <style:style style:name="P40" style:parent-style-name="Normal" style:family="paragraph">
      <style:paragraph-properties fo:text-indent="0.5in"/>
    </style:style>
    <style:style style:name="P41" style:parent-style-name="Normal" style:family="paragraph">
      <style:paragraph-properties fo:text-indent="0.5in"/>
    </style:style>
  </office:automatic-styles>
  <office:body>
    <office:text text:use-soft-page-breaks="true">
      <text:p text:style-name="P1">Tìm hiểu dịch vụ Samba</text:p>
      <text:p text:style-name="Normal">Mục lục:</text:p>
      <text:list text:style-name="LFO1" text:continue-numbering="true">
        <text:list-item>
          <text:p text:style-name="P2">Định nghĩa</text:p>
        </text:list-item>
        <text:list-item>
          <text:p text:style-name="P3">Cấu hình</text:p>
        </text:list-item>
        <text:list-item>
          <text:p text:style-name="P4">Ví dụ</text:p>
        </text:list-item>
        <text:list-item>
          <text:p text:style-name="P5">Nguồn</text:p>
        </text:list-item>
      </text:list>
      <text:p text:style-name="Normal">1.. Định nghĩa:</text:p>
      <text:p text:style-name="Normal">- Samba là 1 dịch vụ của hệ điều hành Linux, cho phép chia sẻ file hệ thống</text:p>
      <text:p text:style-name="Normal">- Sử dụng giao thức SMB (Server Message Block)</text:p>
      <text:p text:style-name="Normal">- Sử dụng để share file giữa window và linux, unix (đa nên tảng)</text:p>
      <text:p text:style-name="Normal">- Sử dụng port</text:p>
      <text:p text:style-name="Normal"><text:tab/>+ 137/tcp</text:p>
      <text:p text:style-name="P6">+ 137/udp</text:p>
      <text:p text:style-name="P7">+ 138/tcp</text:p>
      <text:p text:style-name="P8">+ 138/udp</text:p>
      <text:p text:style-name="P9">+ 139/udp</text:p>
      <text:p text:style-name="P10">+ 139/udp</text:p>
      <text:p text:style-name="P11">+ 445/tcp</text:p>
      <text:p text:style-name="P12">+ 445/udp</text:p>
      <text:p text:style-name="Normal">- Các tiến trình của Samba server:</text:p>
      <text:p text:style-name="Normal"><text:tab/>+ smbd: cung cấp file và printer sharing</text:p>
      <text:p text:style-name="Normal"><text:tab/>+ nmbd: cung cấp NetBios-to-ip (Network Basic Input/Output System<text:s/>– sử dụng để tạo ra liên kết giữa các máy chủ cục bộ)</text:p>
      <text:p text:style-name="Normal">- File cấu hình chính (/etc/samba/smb.conf)</text:p>
      <text:p text:style-name="Normal">Cấu hình:</text:p>
      <text:soft-page-break/>
      <text:p text:style-name="Normal">Tại server</text:p>
      <text:p text:style-name="Normal">- Cài đặt Samba:</text:p>
      <text:p text:style-name="P13">+<text:s/>yum install -y samba samba-commons cups-libs policycoreutils-python samba-client</text:p>
      <text:p text:style-name="P14">+<text:s/>policycoreutils-python<text:s/>cho semanage</text:p>
      <text:p text:style-name="P15">+<text:s/>samba-client: cho smbpasswd</text:p>
      <text:p text:style-name="P16">+<text:s/>cups-libs: cho printer service</text:p>
      <text:p text:style-name="P17">+ samba, samba-commons: samba server</text:p>
      <text:p text:style-name="Normal">- Tạo thư mục chia sẻ</text:p>
      <text:p text:style-name="Normal"><text:tab/>+<text:s/>mkdir /sharedrepo</text:p>
      <text:p text:style-name="Normal">- Tạo group hoặc có thể sử dụng 1 group có sẵn</text:p>
      <text:p text:style-name="Normal"><text:tab/>+ groupadd staff</text:p>
      <text:p text:style-name="Normal">- Thay đổi quyền thư mục và quyền chung</text:p>
      <text:p text:style-name="Normal"><text:tab/>+ chgrp -R staff /sharedrepo</text:p>
      <text:p text:style-name="P18">+ chmod -R 777 /sharedrepo</text:p>
      <text:p text:style-name="Normal">- Thay đổi cài đặt Selinux security context, hoặc có thể disable</text:p>
      <text:p text:style-name="Normal"><text:tab/>+<text:s/>chcon -R -t samba_share_t /sharedrepo/</text:p>
      <text:p text:style-name="Normal"><text:tab/>+<text:s/>semanage fcontext -a -t samba_share_t /sharedrepo/</text:p>
      <text:p text:style-name="Normal"><text:tab/>+<text:s/>setsebool -P samba_enable_home_dirs on</text:p>
      <text:p text:style-name="Normal">- Tại user, add user vào nhóm có quyền thư mục share, tạo passwd share</text:p>
      <text:p text:style-name="Normal"><text:tab/>+ useradd test</text:p>
      <text:p text:style-name="P19">+ usermod -G staff test</text:p>
      <text:p text:style-name="P20">+ smbpasswd -a test</text:p>
      <text:p text:style-name="Normal">- Chỉnh sửa file main config</text:p>
      <text:soft-page-break/>
      <text:p text:style-name="Normal"><text:tab/>+ Trước tạo file backup cho file config:<text:s/></text:p>
      <text:p text:style-name="Normal"><text:tab/>cd /etc/samba/</text:p>
      <text:p text:style-name="P21">cp -p smb.conf smb.conf.orig</text:p>
      <text:p text:style-name="P22">+ Add nội dung vào cuối của file:</text:p>
      <text:p text:style-name="P23">[sharedrepo]</text:p>
      <text:p text:style-name="P24">comment = shared-directory</text:p>
      <text:p text:style-name="P25">path = /sharedrepo</text:p>
      <text:p text:style-name="P26">public = no</text:p>
      <text:p text:style-name="P27">valid users = test, @staff<text:s text:c="2"/><text:tab/><text:tab/># @ = group được quyền sử dụng</text:p>
      <text:p text:style-name="P28">writable = yes</text:p>
      <text:p text:style-name="P29">browseable = yes</text:p>
      <text:p text:style-name="P30">create mask = 0765</text:p>
      <text:p text:style-name="Normal">- Cấu hình network được kết nối với samba (/etc/samba/smb.conf)<text:s/>(có thể không set)</text:p>
      <text:p text:style-name="Normal"><text:tab/>+ interface = chính là subnet sẽ được sử dụng samba</text:p>
      <text:p text:style-name="Normal"><text:tab/>+ hosts allow = các host sẽ được quyền truy cập, 127 để cho phép loopback</text:p>
      <text:p text:style-name="Normal"><text:tab/>interfaces = lo enp0s8 192.168.56.00/24</text:p>
      <text:p text:style-name="P31">hosts allow = 127. 192.168.56.</text:p>
      <text:p text:style-name="Normal">- Add các services trong /etc/services files (/etc/services)</text:p>
      <text:p text:style-name="Normal"><text:tab/>+ Thêm:</text:p>
      <text:p text:style-name="Normal"><text:tab/>netbios-ns<text:tab/>137/tcp<text:tab/># netbios name service</text:p>
      <text:p text:style-name="P32">netbios-ns<text:tab/>137/udp<text:tab/># netbios name service</text:p>
      <text:p text:style-name="P33">netbios-dgm<text:tab/>138/tcp<text:tab/># netbios datagram service</text:p>
      <text:p text:style-name="P34">netbios-dgm<text:tab/>138/udp<text:tab/># netbios datagram service</text:p>
      <text:p text:style-name="P35">netbios-ssn<text:tab/>139/tcp<text:tab/># netbios session service</text:p>
      <text:soft-page-break/>
      <text:p text:style-name="P36">netbios-ssn<text:tab/>139/udp<text:tab/># netbios session service</text:p>
      <text:p text:style-name="Normal">- Chạy server smb và nmb</text:p>
      <text:p text:style-name="Normal"><text:tab/>+ systemctl start smb.service</text:p>
      <text:p text:style-name="P37">+ systemctl start nmb.service</text:p>
      <text:p text:style-name="Normal">- Cho phép smb, nmb khởi động cùng system</text:p>
      <text:p text:style-name="Normal"><text:tab/>+ systemctl enable smb.service</text:p>
      <text:p text:style-name="P38">+ systemctl enable nmb.service</text:p>
      <text:p text:style-name="Normal">- Cấu hình firewalld rule cho phép samba</text:p>
      <text:p text:style-name="Normal"><text:tab/>+ firewall-cmd --permanent --add-service=samba</text:p>
      <text:p text:style-name="P39">+ firewall-cmd --reload</text:p>
      <text:p text:style-name="Normal">Tại client:</text:p>
      <text:p text:style-name="Normal">Windows:</text:p>
      <text:p text:style-name="Normal">- Để kết nối với samba server, win + r, sau đó nhập cấu trúc:<text:s/>\ip-address-of-samba-servershared-Direcory-name</text:p>
      <text:p text:style-name="Normal"><text:tab/>+ win + R</text:p>
      <text:p text:style-name="Normal"><text:tab/>+ Nhập:<text:s/>\192.168.56.102sharedrepo</text:p>
      <text:p text:style-name="Normal">Linux:</text:p>
      <text:p text:style-name="Normal">- Để kết nối với samba server</text:p>
      <text:p text:style-name="Normal"><text:tab/>+ install smbclient</text:p>
      <text:p text:style-name="Normal">- Liệt kê các file, direc trên samba server (cũng như test server samba)</text:p>
      <text:p text:style-name="Normal"><text:tab/>+<text:s/>smbclient -L \<text:bookmark-start text:name="OLE_LINK1"/><text:bookmark-start text:name="OLE_LINK2"/>192.168.56.102<text:s/><text:bookmark-end text:name="OLE_LINK1"/><text:bookmark-end text:name="OLE_LINK2"/>-U test</text:p>
      <text:p text:style-name="Normal"><text:tab/>+ -L = liệt kê các share object</text:p>
      <text:p text:style-name="Normal"><text:tab/><text:bookmark-start text:name="OLE_LINK3"/>+ Samba Server Ip:<text:s/>192.168.56.102</text:p>
      <text:p text:style-name="Normal"><text:tab/>+ user = test</text:p>
      <text:p text:style-name="Normal"><text:bookmark-end text:name="OLE_LINK3"/><text:soft-page-break/>- Sử dụng smb thông qua console</text:p>
      <text:p text:style-name="Normal"><text:tab/>+<text:s/>smbclient //192.168.56.102/sharedrepo -U test</text:p>
      <text:p text:style-name="P40"><text:bookmark-start text:name="OLE_LINK4"/>+ Samba Server Ip: 192.168.56.102</text:p>
      <text:p text:style-name="Normal"><text:tab/>+ user = test</text:p>
      <text:p text:style-name="Normal"><text:bookmark-end text:name="OLE_LINK4"/>- Để mount như 1 ổ:</text:p>
      <text:p text:style-name="Normal"><text:tab/>+<text:s/>mount -t cifs //192.168.<text:bookmark-start text:name="OLE_LINK5"/>56.102<text:bookmark-end text:name="OLE_LINK5"/>/<text:bookmark-start text:name="OLE_LINK6"/>sharedrepo<text:bookmark-end text:name="OLE_LINK6"/><text:s/>-o username=<text:bookmark-start text:name="OLE_LINK8"/>test<text:s/><text:bookmark-start text:name="OLE_LINK7"/><text:bookmark-end text:name="OLE_LINK8"/>/mnt/</text:p>
      <text:p text:style-name="Normal"><text:bookmark-end text:name="OLE_LINK7"/><text:tab/>+<text:s/>mount //192.168. 56.102/<text:s/><text:bookmark-start text:name="OLE_LINK10"/>sharedrepo<text:s/><text:bookmark-end text:name="OLE_LINK10"/>/mnt/ -o username=test</text:p>
      <text:p text:style-name="Normal"><text:tab/>+ Samba Server Ip: 192.168.<text:bookmark-start text:name="OLE_LINK9"/>56.102<text:bookmark-end text:name="OLE_LINK9"/></text:p>
      <text:p text:style-name="Normal"><text:tab/>+ user = test</text:p>
      <text:p text:style-name="Normal"><text:tab/>+ thư mục mount: /mnt/</text:p>
      <text:p text:style-name="Normal">- Để tự động mount samba như 1 ổ, chỉnh sử (/etc/fstab)</text:p>
      <text:p text:style-name="Normal"><text:tab/>+<text:s/>//192.168. 56.102/ sharedrepo /mnt/<text:s/>cifs credentials=/media/samba/.smbcredentials,defaults 0 0</text:p>
      <text:p text:style-name="Normal"><text:tab/>+ File credentials phải được set quyển 600 và thuộc root, bao gồm:</text:p>
      <text:p text:style-name="Normal"><text:tab/>username=test</text:p>
      <text:p text:style-name="P41">password=PasswordForTest</text:p>
      <text:p text:style-name="Normal">Lưu ý:</text:p>
      <text:p text:style-name="Normal">- File main config samba:<text:s/>/etc/samba/smb.conf</text:p>
      <text:p text:style-name="Normal">- Phải cấu hình Selinux cho samba</text:p>
      <text:p text:style-name="Normal">- User của samba passwd phải được set =<text:s/>smbpasswd, và có thể phải nằm trong 1 group để dùng được dấu @</text:p>
      <text:p text:style-name="Normal">- có thể ko cần set interface và host trong smb.conf</text:p>
      <text:p text:style-name="Normal">Nguồn:</text:p>
      <text:p text:style-name="Normal"><text:a xlink:href="http://www.tecmint.com/setup-samba-file-sharing-for-linux-windows-clients/" office:target-frame-name="_top" xlink:show="replace"><text:span text:style-name="Hyperlink">http://www.tecmint.com/setup-samba-file-sharing-for-linux-windows-clients/</text:span></text:a></text:p>
      <text:p text:style-name="Normal"><text:a xlink:href="http://sharadchhetri.com/2014/10/09/centos-7-rhel-7-install-and-setup-samba-server-file-sharing/" office:target-frame-name="_top" xlink:show="replace"><text:span text:style-name="Hyperlink">http://sharadchhetri.com/2014/10/09/centos-7-rhel-7-install-and-setup-samba-server-file-sharing/</text:span></text:a></text:p>
      <text:p text:style-name="Normal"><text:a xlink:href="http://www.pcworld.com.vn/articles/cong-nghe/ung-dung/2003/12/1185107/samba-dich-vu-xay-dung-lien-mang-linux-voi-windows/" office:target-frame-name="_top" xlink:show="replace"><text:span text:style-name="Hyperlink">http://www.pcworld.com.vn/articles/cong-nghe/ung-dung/2003/12/1185107/samba-dich-vu-xay-dung-lien-mang-linux-voi-windows/</text:span></text:a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fo:font-size="13pt" style:font-size-asian="13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Mention" style:display-name="Mention" style:family="text" style:parent-style-name="DefaultParagraphFont">
      <style:text-properties fo:color="#2B579A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guyễn Bá Thành</meta:initial-creator>
    <dc:creator>Nguyễn Bá Thành</dc:creator>
    <meta:creation-date>2017-04-21T16:12:00Z</meta:creation-date>
    <dc:date>2017-04-21T16:12:00Z</dc:date>
    <meta:template xlink:href="Normal.dotm" xlink:type="simple"/>
    <meta:editing-cycles>2</meta:editing-cycles>
    <meta:editing-duration>PT0S</meta:editing-duration>
    <meta:document-statistic meta:page-count="6" meta:paragraph-count="9" meta:word-count="686" meta:character-count="4593" meta:row-count="32" meta:non-whitespace-character-count="3916"/>
  </office:meta>
</office:document-meta>
</file>